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Ministério Cristo Vivo - Teu Reino</text:p>
      <text:p text:style-name="Standard"></text:p>
      <text:p text:style-name="P2">Intro 2x: C F </text:p>
      <text:p text:style-name="P2"></text:p>
      <text:p text:style-name="P2"><text:s text:c="14"/>C</text:p>
      <text:p text:style-name="P2">Os reinos se abalam</text:p>
      <text:p text:style-name="P2"><text:s text:c="14"/>C</text:p>
      <text:p text:style-name="P2">Os povos se curvam</text:p>
      <text:p text:style-name="P2"><text:s text:c="14"/>C</text:p>
      <text:p text:style-name="P2">As bocas se abrem</text:p>
      <text:p text:style-name="P2"><text:s text:c="14"/>C</text:p>
      <text:p text:style-name="P2">As mãos se levantam</text:p>
      <text:p text:style-name="P2"><text:s text:c="23"/>F <text:s/>Dm</text:p>
      <text:p text:style-name="P2">Pra dizer que tu és o rei</text:p>
      <text:p text:style-name="P2"><text:s text:c="23"/>C</text:p>
      <text:p text:style-name="P2">Pra dizer que tu és o Senhor</text:p>
      <text:p text:style-name="P2"></text:p>
      <text:p text:style-name="P2">Repetir inicio 2x</text:p>
      <text:p text:style-name="P2"></text:p>
      <text:p text:style-name="P2">Refrão 2x</text:p>
      <text:p text:style-name="P2"><text:s text:c="21"/>F</text:p>
      <text:p text:style-name="P2">Teu Reino é sempre eterno</text:p>
      <text:p text:style-name="P2"><text:s text:c="18"/>Dm</text:p>
      <text:p text:style-name="P2">Firmado em misericórdia</text:p>
      <text:p text:style-name="P2"><text:s text:c="16"/>C</text:p>
      <text:p text:style-name="P2">Justiça e igualdade</text:p>
      <text:p text:style-name="P2">Bondade e fidelidade</text:p>
      <text:p text:style-name="P2"><text:s text:c="18"/>F <text:s text:c="2"/>Dm</text:p>
      <text:p text:style-name="P2">A tua igreja te adora</text:p>
      <text:p text:style-name="P2"><text:s text:c="16"/>C</text:p>
      <text:p text:style-name="P2">Tua igreja te adora</text:p>
      <text:p text:style-name="P2"></text:p>
      <text:p text:style-name="Standard">*volta ao inicio e repetir tudo novamente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6-01T22:12:50</meta:creation-date>
    <meta:document-statistic meta:table-count="0" meta:image-count="0" meta:object-count="0" meta:page-count="1" meta:paragraph-count="34" meta:word-count="88" meta:character-count="614"/>
    <dc:date>2016-06-01T22:14:23</dc:date>
    <meta:editing-duration>PT1M34S</meta:editing-duration>
    <meta:editing-cycles>1</meta:editing-cycles>
    <meta:generator>OpenOffice/4.1.2$Linux OpenOffice.org_project/412m3$Build-9782</meta:generator>
  </office:meta>
</office:document-meta>
</file>